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padding="0.049cm" fo:border-left="none" fo:border-right="none" fo:border-top="0.99pt solid #000000" fo:border-bottom="none" style:shadow="none"/>
      <style:text-properties officeooo:rsid="00146e79" officeooo:paragraph-rsid="00146e79"/>
    </style:style>
    <style:style style:name="P3" style:family="paragraph" style:parent-style-name="Standard">
      <style:paragraph-properties fo:text-align="justify" style:justify-single-word="false"/>
      <style:text-properties officeooo:rsid="00146e79" officeooo:paragraph-rsid="00146e79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46e79" officeooo:paragraph-rsid="00146e7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c76dd" officeooo:paragraph-rsid="00146e7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c76dd" officeooo:paragraph-rsid="00265e1f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c76dd" officeooo:paragraph-rsid="002701eb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c76dd" officeooo:paragraph-rsid="00298c93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65e1f" officeooo:paragraph-rsid="00265e1f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65e1f" officeooo:paragraph-rsid="00298c93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rsid="001c76dd" officeooo:paragraph-rsid="00265e1f"/>
    </style:style>
    <style:style style:name="T1" style:family="text">
      <style:text-properties officeooo:rsid="001605b0"/>
    </style:style>
    <style:style style:name="T2" style:family="text">
      <style:text-properties officeooo:rsid="00265e1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5e1f" style:font-style-asian="italic" style:font-style-complex="italic"/>
    </style:style>
    <style:style style:name="T5" style:family="text">
      <style:text-properties fo:font-style="italic" officeooo:rsid="00298c93" style:font-style-asian="italic" style:font-style-complex="italic"/>
    </style:style>
    <style:style style:name="T6" style:family="text">
      <style:text-properties officeooo:rsid="00298c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Big</text:span><text:span text:style-name="T3"> </text:span><text:span text:style-name="T5">Benefit</text:span> (<text:span text:style-name="T2">BB</text:span>) <text:span text:style-name="T1">para o planejamento<text:line-break/>da disciplina ______________________________</text:span></text:p>
      <text:p text:style-name="P3"/>
      <text:p text:style-name="P5"/>
      <text:h text:style-name="Heading_20_1" text:outline-level="1">1. <text:span text:style-name="T6">BB pré-curso</text:span></text:h>
      <text:p text:style-name="P9">a) Escreva o B<text:span text:style-name="T6">B</text:span> para a disciplina (1 sentença!), <text:span text:style-name="T6">lembrando que é algo EMOCIONAL derivado de consumir sua disciplina, que as pessoas podem realmente sentir, se importar, se conectar e se relacionar.</text:span> <text:span text:style-name="T6">O BB é a respeito dos estudantes, não do professor ou da disciplina, e conecta-se de certo modo ao Big Picture Goal.</text:span></text:p>
      <text:p text:style-name="P11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7">________________________________________________________________________________</text:p>
      <text:p text:style-name="P7"/>
      <text:p text:style-name="P7">________________________________________________________________________________</text:p>
      <text:p text:style-name="P9"/>
      <text:p text:style-name="P7">________________________________________________________________________________</text:p>
      <text:p text:style-name="P7"/>
      <text:p text:style-name="P7">________________________________________________________________________________</text:p>
      <text:p text:style-name="P9"/>
      <text:p text:style-name="P8">________________________________________________________________________________</text:p>
      <text:p text:style-name="P10"/>
      <text:p text:style-name="P8">________________________________________________________________________________</text:p>
      <text:p text:style-name="P8"/>
      <text:p text:style-name="P8">________________________________________________________________________________</text:p>
      <text:p text:style-name="P9"/>
      <text:p text:style-name="P8">________________________________________________________________________________</text:p>
      <text:p text:style-name="P10"/>
      <text:p text:style-name="P8">________________________________________________________________________________</text:p>
      <text:p text:style-name="P8"/>
      <text:p text:style-name="P8">________________________________________________________________________________</text:p>
      <text:p text:style-name="P9"/>
      <text:p text:style-name="P8">________________________________________________________________________________</text:p>
      <text:p text:style-name="P10"/>
      <text:p text:style-name="P8">________________________________________________________________________________</text:p>
      <text:p text:style-name="P8"/>
      <text:p text:style-name="P8">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padding="0.049cm" fo:border-left="none" fo:border-right="none" fo:border-top="0.99pt solid #000000" fo:border-bottom="none" style:shadow="none"/>
      <style:text-properties officeooo:rsid="00146e79" officeooo:paragraph-rsid="00146e79"/>
    </style:style>
    <style:style style:name="MT1" style:family="text">
      <style:text-properties officeooo:rsid="001605b0"/>
    </style:style>
    <style:style style:name="MT2" style:family="text">
      <style:text-properties officeooo:rsid="00265e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1</text:page-count></text:p>
      </style:header>
      <style:footer>
        <text:p text:style-name="MP2"><text:span text:style-name="MT1">Por: </text:span>Abrantes Araújo Silva Filho<text:tab/><text:span text:style-name="MT2">BB: versão 1</text:span><text:tab/>abrantesasf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11:29.386137632</meta:creation-date>
    <meta:editing-duration>PT30M13S</meta:editing-duration>
    <meta:editing-cycles>8</meta:editing-cycles>
    <meta:generator>LibreOffice/5.1.6.2$Linux_X86_64 LibreOffice_project/10m0$Build-2</meta:generator>
    <dc:subject>Planejamento de disciplina</dc:subject>
    <dc:title>Big Benefit (BB) para o planejamento da disciplina</dc:title>
    <meta:initial-creator>Abrantes Araújo Silva Filho</meta:initial-creator>
    <dc:date>2018-05-15T18:36:21.432626888</dc:date>
    <dc:creator>Abrantes Araújo Silva Filho</dc:creator>
    <meta:keyword>big benefit</meta:keyword>
    <meta:keyword>bb</meta:keyword>
    <meta:keyword>plano de aula</meta:keyword>
    <meta:document-statistic meta:table-count="0" meta:image-count="0" meta:object-count="0" meta:page-count="1" meta:paragraph-count="23" meta:word-count="94" meta:character-count="1920" meta:non-whitespace-character-count="1849"/>
    <meta:user-defined meta:name="Owner">Abrantes Araújo Silva Filho</meta:user-defined>
  </office:meta>
</office:document-meta>
</file>